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FileUpload.parse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eUpload.getItemIterator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eUpload.ServletFileUpload( FileItemFactory fileItem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eUpload.ServletFileUp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FileUpload.isMultipartContent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